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Menlo,Liberation Mono,Courier,monospace" svg:font-family="'Consolas,Menlo,Liberation Mono,Courier,monospace'"/>
    <style:font-face style:name="Courier New,courier" svg:font-family="'Courier New,courier'"/>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71a0" officeooo:paragraph-rsid="001271a0"/>
    </style:style>
    <style:style style:name="P2" style:family="paragraph" style:parent-style-name="Standard">
      <style:text-properties officeooo:rsid="001271a0" officeooo:paragraph-rsid="0013640b"/>
    </style:style>
    <style:style style:name="P3" style:family="paragraph" style:parent-style-name="Standard">
      <style:text-properties officeooo:rsid="0013640b" officeooo:paragraph-rsid="0013640b"/>
    </style:style>
    <style:style style:name="P4" style:family="paragraph" style:parent-style-name="Text_20_body">
      <style:paragraph-properties fo:margin-left="0cm" fo:margin-right="0cm" fo:margin-top="0cm" fo:margin-bottom="0cm" loext:contextual-spacing="false" fo:text-indent="0cm" style:auto-text-indent="false"/>
    </style:style>
    <style:style style:name="P5" style:family="paragraph" style:parent-style-name="Text_20_body">
      <style:paragraph-properties fo:margin-left="0cm" fo:margin-right="0cm" fo:margin-top="0cm" fo:margin-bottom="0cm" loext:contextual-spacing="false" fo:text-indent="0cm" style:auto-text-indent="false"/>
      <style:text-properties fo:color="#333333" style:font-name="Consolas,Menlo,Liberation Mono,Courier,monospace"/>
    </style:style>
    <style:style style:name="P6" style:family="paragraph" style:parent-style-name="Text_20_body">
      <style:paragraph-properties fo:margin-left="0cm" fo:margin-right="0cm" fo:margin-top="0cm" fo:margin-bottom="0cm" loext:contextual-spacing="false" fo:text-indent="0cm" style:auto-text-indent="false"/>
      <style:text-properties style:font-name="Courier New,courier" fo:background-color="#ffffff"/>
    </style:style>
    <style:style style:name="P7" style:family="paragraph" style:parent-style-name="Text_20_body">
      <style:paragraph-properties fo:break-before="page"/>
      <style:text-properties officeooo:rsid="001271a0" officeooo:paragraph-rsid="0013640b"/>
    </style:style>
    <style:style style:name="T1" style:family="text">
      <style:text-properties fo:language="en" fo:country="US"/>
    </style:style>
    <style:style style:name="T2" style:family="text">
      <style:text-properties officeooo:rsid="0013640b"/>
    </style:style>
    <style:style style:name="T3" style:family="text">
      <style:text-properties fo:language="ru" fo:country="RU"/>
    </style:style>
    <style:style style:name="T4" style:family="text">
      <style:text-properties fo:color="#333333" style:font-name="Consolas,Menlo,Liberation Mono,Courier,monospace" fo:background-color="#ffffff" loext:char-shading-value="0"/>
    </style:style>
    <style:style style:name="T5" style:family="text">
      <style:text-properties fo:color="#333333" fo:background-color="#ffffff" loext:char-shading-value="0"/>
    </style:style>
    <style:style style:name="T6" style:family="text">
      <style:text-properties style:font-name="Courier New,courier"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Тема презентации - Модернизация системы сбора данных на установке Троицк ню масс.<text:line-break/><text:line-break/>2. Установка Троицк ню масс работет с 19хх года, предназанчена для набора спектров для прямого измерения массы нейтрино. Установка состоит из интегрального электростатического спектрометра с магнитной адиабатической коллимацией, безоконного источника электронов с молекулярным тритием в газообразном состоянии, вакуумной системы откачки, криогенной системы для обеспечения работы сверхпроводящих соленоидов спектрометра и источника, высоковольтной системы.</text:p>
      <text:p text:style-name="P1"/>
      <text:p text:style-name="P2">3. Считывание</text:p>
      <text:p text:style-name="P2">-- картинка с Camac и схематическим детектором<text:line-break/><text:line-break/>Сигнал с детектора порождает строб, который воспринимается блоком MADC.<text:line-break/><text:line-break/>Т.о. счет событий осуществяется аппаратно, что позволяет добится высокой скорости счета (какой?)<text:line-break/><text:line-break/>Для набора спектра, необходимо пошагово увеличивая напряжение задерживающего потенциала, проводить набор событий.</text:p>
      <text:p text:style-name="P2"/>
      <text:p text:style-name="P2"><text:span text:style-name="T2">4. </text:span>По интерфейсу -- система управляет высоким напряжением. Считывание напряжения осуществляется через возьтметры Aligent , Контроль осуществляется через АЦП<text:line-break/><text:line-break/><text:span text:style-name="T2">5</text:span>. С 1998 года на установке появилась система сбора данных, написанная Задорожным С. В., позволяющая проводить автоматизированный набор спектров.<text:line-break/>Комплекс написан на языке Pascal, работет на машине dell.<text:line-break/><text:line-break/>--схема сбора<text:line-break/><text:line-break/><text:line-break/>6.</text:p>
      <text:p text:style-name="P2"><text:span text:style-name="T2">Однако</text:span> <text:span text:style-name="T2">управляющая программа</text:span> использует функции ос dos, и устаревшие аппаратные интерфейсы, что намертво привязывает ее к определенному программному и аппаратному обеспечению.</text:p>
      <text:p text:style-name="P2"/>
      <text:p text:style-name="P3">Это осложняет поддержку комплекса в рабочем состоянии. Для модификации работы программы, вынужденно используются нашлепки.</text:p>
      <text:p text:style-name="P2"/>
      <text:p text:style-name="P3">Также, из-за устаревшего компьютера, затрудняется связь программы и, соответственно данных с внешним миром. Для сравнения, для передачи данных одного набора (<text:span text:style-name="T1">~60 </text:span><text:span text:style-name="T3">мб) требуется порядка 30 минут.</text:span></text:p>
      <text:p text:style-name="P2"><text:line-break/>В связи <text:span text:style-name="T2">трудностью поддержки</text:span> с общей модернизацией системы хранения данных было решено <text:span text:style-name="T2">переписать</text:span> систему набора <text:span text:style-name="T2">данных под новую философию сбора данных</text:span>.<text:line-break/><text:line-break/>7. Новая система сбора данных основана на двух крейт контроллерах CAMAC CCPC7. Контроллер крейта CAMAC CCPC7 со встроенным IBM PC конструктивно представляет собой модуль CAMAC шириной 2М, на лицевую панель которого выведены разъемы синхронизации и подключения внешних устройств PC. В контроллер установлена система ubuntu со вшитыми драйверами управления Camac.<text:line-break/><text:line-break/>Контроллеры позволяют локализовать использование аппаратных интерфейсов.<text:line-break/><text:soft-page-break/><text:line-break/>9. Алгоритм набора остался старым. Изменилась только локализация действий по модулям.<text:line-break/><text:line-break/>-- Схема системы, Алгоритм набора.<text:line-break/><text:line-break/> 1. OnlineClient - отвечает за проведение сценария, взаимодействие с пользователем, общение с б.д. (будущее).<text:line-break/> 2. CounterServer - Отвечает за котроль крейта детектора. Предоставяет функцию набора точки по времени. Также, частично исполняет роль резервного хранения последних набранных данных.<text:line-break/> 3. HVSever - Предоставляет функции, связанные с установкой и контролем высокого напряжения.<text:line-break/> 4. DataVisualizer - Задуман, как быстрый визуализатор набранных данных.<text:line-break/><text:line-break/>10. Связь между модулями системы осуществляется через интерфейс TCP/IP,таким образом, для связи модулей достаточно только их подключения к ethernet.<text:line-break/><text:line-break/>В качестве протокола используется Dataforge-envelope, предложенный Нозиком А.А.. <text:line-break/><text:line-break/>--Пример пакета.<text:line-break/><text:line-break/>В этом протоколе пакет делится на 3 части.<text:line-break/><text:line-break/> -Бинарный заголовок - <text:s/>содержит информацию о версии пакета, метаданных и бианрных данных.<text:line-break/> -Метаданые - в формате json, xml, или обговоренным другом.<text:line-break/> -Бинарные данные - Формат бинарных данных может быть описан либо в метаданных, либо в бинарном заголовке,<text:line-break/> либо и там и там.<text:line-break/><text:line-break/>Протокол расширяем, поддерживает вложенность и универсален по хранению данных.<text:line-break/><text:line-break/>Недостатком явяется сложность в ручном создании пакета из-за бинарного хедера. (Однако для таких целей возможно обговорить специальную версию бинарного хедера)<text:line-break/><text:line-break/>11. Хранение данных также осуществяется в формате Dataforge-envelope. Бд иерархическая (в формате вложенных папок).<text:line-break/>Данные содержат<text:line-break/> - Данные о набраных событиях для каждой точки<text:line-break/> - Метаданные, содержащие информацию о пользоваетеле и комментарии к набору.<text:line-break/> - Картину напряжений на время сбора.<text:line-break/> <text:line-break/>Пока что бд представляет из себя вложенные папки на локальной машине. В будущем бд будет лежать на сервере, но иметь такую же структуру.<text:line-break/><text:line-break/>Выбор такой структуры обуслевлен простотой поиска по ней вречную.<text:line-break/><text:line-break/>В бд наборы разделяются по:<text:line-break/> - Названию эксперимента (раз в полгода)<text:line-break/> - Названию группы в рамкаж эксперимента<text:line-break/> - Итерации<text:line-break/><text:line-break/><text:soft-page-break/>12.<text:line-break/> Система тестировалась на тестовом генераторе.<text:line-break/> Планируется протестировать ситему набора на рельном эксперименте.<text:line-break/> <text:line-break/> Также, в будущем планируется интеграция системы в общую систему управления экспериментом Троицк ню масс. (Помимо котроля напряжения задерживающего потенциала и счета точек, на установке есть контроль температуры магнитов, давления, спектра источника).<text:line-break/></text:p>
      <text:p text:style-name="P2"/>
      <text:p text:style-name="P7">digraph<text:span text:style-name="T5"> </text:span><text:span text:style-name="T4">Loop</text:span> </text:p>
      <text:p text:style-name="P5"><text:bookmark text:name="complex.dot-2"/>{</text:p>
      <text:p text:style-name="P5">node [shape=box];</text:p>
      <text:p text:style-name="P4">subgraph cluster_0</text:p>
      <text:p text:style-name="P4">{</text:p>
      <text:p text:style-name="P4">label="OnlineClient";</text:p>
      <text:p text:style-name="P6">"Ввод комментариев, и выбор сценария";</text:p>
      <text:p text:style-name="P4">"Переход к следующему этапу сценария"</text:p>
      <text:p text:style-name="P4">"Ожидание ответа";</text:p>
      <text:p text:style-name="P4">"Запись напряжения";</text:p>
      <text:p text:style-name="P4">"Ожидание ответа" -&gt; "Последний этап сценария?";</text:p>
      <text:p text:style-name="P4">"Последний этап сценария?" -&gt; "Переход к следующему этапу сценария"[label="нет"];</text:p>
      <text:p text:style-name="P4">}</text:p>
      <text:p text:style-name="P4">subgraph cluster_1</text:p>
      <text:p text:style-name="P4">{</text:p>
      <text:p text:style-name="P4">label="CounterServer";</text:p>
      <text:p text:style-name="P4">"Проверка инициализации CounterServer";</text:p>
      <text:p text:style-name="P4">"Проверка инициализации CounterServer"-&gt;"Инициализация CounterServer"[label="Сервер не инициализирован"];</text:p>
      <text:p text:style-name="P6">"Набор точки";</text:p>
      <text:p text:style-name="P4"><text:span text:style-name="T6">"Набор точки" -&gt; "В</text:span>ырабатывается стартовый сигнал для начала набора";</text:p>
      <text:p text:style-name="P4"><text:span text:style-name="T6">"В</text:span>ырабатывается стартовый сигнал для начала набора данных<text:span text:style-name="T6">" -&gt; "Н</text:span>акопление данных в буферной памяти модуля MADC<text:span text:style-name="T6">";</text:span></text:p>
      <text:p text:style-name="P4">}</text:p>
      <text:p text:style-name="P4">subgraph cluster_2</text:p>
      <text:p text:style-name="P4">{</text:p>
      <text:p text:style-name="P4">label="HVSever";</text:p>
      <text:p text:style-name="P4">"Проверка инициализации HVSever";</text:p>
      <text:p text:style-name="P4">"Проверка инициализации HVSever"-&gt;"Инициализация HVSever"[label="Сервер не инициализирован"];</text:p>
      <text:p text:style-name="P6">"Выставление напряжения";</text:p>
      <text:p text:style-name="P6">"Выставление напряжения" -&gt; "Запись в ЦАП напряжения очередной рабочей точки";</text:p>
      <text:p text:style-name="P4"><text:span text:style-name="T6">"Запись в ЦАП напряжения очередной рабочей точки" -&gt; </text:span>"Ожидание ответа";</text:p>
      <text:p text:style-name="P4">}</text:p>
      <text:p text:style-name="P4"><text:span text:style-name="T6">"Ввод комментариев, и выбор сценария" -&gt; </text:span>"Проверка инициализации CounterServer"<text:span text:style-name="T6">;</text:span></text:p>
      <text:p text:style-name="P4"><text:span text:style-name="T6">"</text:span>Проверка инициализации CounterServer" -&gt; "Запись напряжения";</text:p>
      <text:p text:style-name="P4"><text:span text:style-name="T6">"Ввод комментариев, и выбор сценария" -&gt; </text:span>"Проверка инициализации HVSever"<text:span text:style-name="T6">;</text:span></text:p>
      <text:p text:style-name="P4"><text:span text:style-name="T6">"Ввод комментариев, и выбор сценария" -&gt; </text:span>"Переход к следующему этапу сценария";</text:p>
      <text:p text:style-name="P4"><text:soft-page-break/>"Переход к следующему этапу сценария" -&gt; <text:span text:style-name="T6">"Выставление напряжения"[label="этап SET_VOLTAGE"];</text:span></text:p>
      <text:p text:style-name="P4">"Переход к следующему этапу сценария" -&gt; <text:span text:style-name="T6">"Набор точки"[label="этап GET_POINT"];</text:span></text:p>
      <text:p text:style-name="P5"><text:bookmark text:name="complex.dot-69"/>}</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Menlo,Liberation Mono,Courier,monospace" svg:font-family="'Consolas,Menlo,Liberation Mono,Courier,monospace'"/>
    <style:font-face style:name="Courier New,courier" svg:font-family="'Courier New,courier'"/>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15:54:01.577000000</meta:creation-date>
    <dc:date>2015-10-29T18:03:07.279000000</dc:date>
    <meta:editing-duration>PT32M10S</meta:editing-duration>
    <meta:editing-cycles>1</meta:editing-cycles>
    <meta:document-statistic meta:table-count="0" meta:image-count="0" meta:object-count="0" meta:page-count="5" meta:paragraph-count="46" meta:word-count="782" meta:character-count="6243" meta:non-whitespace-character-count="5459"/>
    <meta:generator>LibreOffice/5.0.2.2$Windows_x86 LibreOffice_project/37b43f919e4de5eeaca9b9755ed688758a8251fe</meta:generator>
  </office:meta>
</office:document-meta>
</file>